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1cc00" draw:fill-color="#f1cc00" draw:textarea-horizontal-align="justify" draw:textarea-vertical-align="middle" draw:auto-grow-height="false" fo:min-height="2.531cm" fo:min-width="2.674cm" loext:decorative="false"/>
    </style:style>
    <style:style style:name="gr2" style:family="graphic" style:parent-style-name="standard">
      <style:graphic-properties svg:stroke-color="#f1cc00" draw:fill-color="#ffff00" draw:textarea-horizontal-align="justify" draw:textarea-vertical-align="middle" draw:auto-grow-height="false" fo:min-height="0.064cm" fo:min-width="0.329cm" loext:decorative="false"/>
    </style:style>
    <style:style style:name="gr3" style:family="graphic" style:parent-style-name="standard">
      <style:graphic-properties svg:stroke-color="#f1cc00" draw:fill-color="#f1cc00" draw:textarea-horizontal-align="justify" draw:textarea-vertical-align="middle" draw:auto-grow-height="false" fo:min-height="2.077cm" fo:min-width="4.232cm" loext:decorative="false"/>
    </style:style>
    <style:style style:name="gr4" style:family="graphic" style:parent-style-name="standard">
      <style:graphic-properties svg:stroke-color="#f1cc00" draw:fill-color="#f1cc00" draw:textarea-horizontal-align="justify" draw:textarea-vertical-align="middle" draw:auto-grow-height="false" fo:min-height="1.149cm" fo:min-width="1.598cm" loext:decorative="false"/>
    </style:style>
    <style:style style:name="gr5" style:family="graphic" style:parent-style-name="standard">
      <style:graphic-properties svg:stroke-color="#f1cc00" draw:fill-color="#f1cc00" draw:textarea-horizontal-align="justify" draw:textarea-vertical-align="middle" draw:auto-grow-height="false" fo:min-height="1.078cm" fo:min-width="0.256cm" loext:decorative="false"/>
    </style:style>
    <style:style style:name="gr6" style:family="graphic" style:parent-style-name="standard">
      <style:graphic-properties svg:stroke-color="#f1cc00" draw:fill-color="#f1cc00" draw:textarea-horizontal-align="justify" draw:textarea-vertical-align="middle" draw:auto-grow-height="false" fo:min-height="0.612cm" fo:min-width="0.039cm" loext:decorative="false"/>
    </style:style>
    <style:style style:name="gr7" style:family="graphic" style:parent-style-name="standard">
      <style:graphic-properties svg:stroke-color="#f1cc00" draw:fill-color="#f1cc00" draw:textarea-horizontal-align="justify" draw:textarea-vertical-align="middle" draw:auto-grow-height="false" fo:min-height="0.612cm" fo:min-width="0.093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f1cc00" draw:fill-color="#f1cc00" draw:textarea-horizontal-align="justify" draw:textarea-vertical-align="middle" draw:auto-grow-height="false" fo:min-height="0.344cm" fo:min-width="0.095cm" loext:decorative="false"/>
    </style:style>
    <style:style style:name="gr9" style:family="graphic" style:parent-style-name="standard">
      <style:graphic-properties svg:stroke-color="#f1cc00" draw:fill-color="#f1cc00" draw:textarea-vertical-align="middle" draw:auto-grow-height="false" fo:min-height="4.796cm" fo:min-width="5.028cm" fo:wrap-option="wrap" loext:decorative="false"/>
    </style:style>
    <style:style style:name="gr10" style:family="graphic" style:parent-style-name="standard">
      <style:graphic-properties svg:stroke-color="#f1cc00" draw:fill-color="#f1cc00" draw:textarea-vertical-align="middle" draw:auto-grow-height="false" fo:min-height="5.144cm" fo:min-width="5.071cm" fo:wrap-option="wrap" loext:decorative="false"/>
    </style:style>
    <style:style style:name="gr11" style:family="graphic" style:parent-style-name="standard">
      <style:graphic-properties svg:stroke-color="#f1cc00" draw:fill-color="#f1cc00" draw:textarea-vertical-align="middle" draw:auto-grow-height="false" fo:min-height="4.797cm" fo:min-width="5.028cm" fo:wrap-option="wrap" loext:decorative="false"/>
    </style:style>
    <style:style style:name="gr12" style:family="graphic" style:parent-style-name="standard">
      <style:graphic-properties svg:stroke-color="#f1cc00" draw:fill-color="#f1cc00" draw:textarea-horizontal-align="justify" draw:textarea-vertical-align="middle" draw:auto-grow-height="false" fo:min-height="2.392cm" fo:min-width="1.583cm" loext:decorative="false"/>
    </style:style>
    <style:style style:name="gr13" style:family="graphic" style:parent-style-name="standard">
      <style:graphic-properties svg:stroke-color="#f1cc00" draw:fill-color="#f1cc00" draw:textarea-horizontal-align="justify" draw:textarea-vertical-align="middle" draw:auto-grow-height="false" fo:min-height="2.725cm" fo:min-width="1.881cm" loext:decorative="false"/>
    </style:style>
    <style:style style:name="gr14" style:family="graphic" style:parent-style-name="standard">
      <style:graphic-properties svg:stroke-color="#f1cc00" draw:fill-color="#f1cc00" draw:textarea-horizontal-align="justify" draw:textarea-vertical-align="middle" draw:auto-grow-height="false" fo:min-height="1.385cm" fo:min-width="0.972cm" loext:decorative="false"/>
    </style:style>
    <style:style style:name="gr15" style:family="graphic" style:parent-style-name="standard">
      <style:graphic-properties svg:stroke-color="#f1cc00" draw:fill-color="#f1cc00" draw:textarea-horizontal-align="justify" draw:textarea-vertical-align="middle" draw:auto-grow-height="false" fo:min-height="1.745cm" fo:min-width="1.183cm" loext:decorative="false"/>
    </style:style>
    <style:style style:name="gr16" style:family="graphic" style:parent-style-name="standard">
      <style:graphic-properties svg:stroke-color="#f1cc00" draw:fill-color="#f1cc00" draw:textarea-horizontal-align="justify" draw:textarea-vertical-align="middle" draw:auto-grow-height="false" fo:min-height="1.769cm" fo:min-width="1.181cm" loext:decorative="false"/>
    </style:style>
    <style:style style:name="gr17" style:family="graphic" style:parent-style-name="standard">
      <style:graphic-properties svg:stroke-width="0.212cm" svg:stroke-color="#f1cc00" draw:marker-start-width="0.518cm" draw:marker-end-width="0.518cm" draw:fill-color="#f1cc00" draw:textarea-vertical-align="middle" fo:padding-top="0.231cm" fo:padding-bottom="0.231cm" fo:padding-left="0.356cm" fo:padding-right="0.356cm" loext:decorative="false"/>
    </style:style>
    <style:style style:name="P1" style:family="paragraph">
      <loext:graphic-properties draw:fill-color="#f1cc00"/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-color="#f1cc00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74cm" svg:height="3.081cm" draw:transform="rotate (0.60318578948924) translate (9.396cm 2.8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861cm" svg:height="0.346cm" draw:transform="rotate (0.602836723638841) translate (11.418cm 1.91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732cm" svg:height="2.327cm" draw:transform="rotate (0.586081562819696) translate (5.435cm 5.95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098cm" svg:height="1.399cm" draw:transform="skewX (-0.000698131700797665) rotate (0.586256095744895) translate (3.626cm 7.76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836cm" svg:height="1.408cm" draw:transform="skewX (-0.000698131700797795) rotate (0.602662190713642) translate (2.651cm 8.56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.205cm" svg:height="6.728cm" svg:x="4.333cm" svg:y="8.087cm">
          <text:p/>
          <draw:enhanced-geometry svg:viewBox="0 0 21600 21600" draw:glue-points="?f6 0 10800 ?f8 ?f11 10800 ?f9 21600 10800 ?f10 ?f5 10800" draw:text-areas="?f3 ?f3 ?f4 ?f4" draw:type="parallelogram" draw:modifiers="18396.72544080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4.625cm" svg:height="6.728cm" svg:x="9.224cm" svg:y="8.087cm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18396.72544080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0.841cm" svg:height="0.84cm" svg:x="8.406cm" svg:y="6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5.528cm" svg:height="5.046cm" svg:x="10.353cm" svg:y="6.981cm">
          <text:p/>
          <draw:enhanced-geometry draw:mirror-horizontal="false" draw:mirror-vertical="false" draw:glue-point-type="segments" draw:type="mso-spt100" draw:modifiers="71.7301682401891 -156.942134846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" draw:text-style-name="P1" draw:layer="layout" svg:width="5.571cm" svg:height="5.394cm" draw:transform="skewX (-0.00401425727958698) rotate (-1.31004413654694) translate (17.109cm 8.496cm)">
          <text:p/>
          <draw:enhanced-geometry draw:mirror-horizontal="false" draw:mirror-vertical="false" draw:glue-point-type="segments" draw:type="mso-spt100" draw:modifiers="1.27892480538057 -156.942134846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1" draw:layer="layout" svg:width="5.528cm" svg:height="5.047cm" svg:x="7.276cm" svg:y="9.635cm">
          <text:p/>
          <draw:enhanced-geometry draw:mirror-horizontal="false" draw:mirror-vertical="true" draw:glue-point-type="segments" draw:type="mso-spt100" draw:modifiers="-89.7749677513324 94.761096940020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2" draw:text-style-name="P1" draw:layer="layout" svg:width="2.945cm" svg:height="3.734cm" svg:x="14.269cm" svg:y="10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3.365cm" svg:height="4.205cm" svg:x="12.322cm" svg:y="8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2.944cm" svg:height="5.047cm" svg:x="9.799cm" svg:y="9.63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" draw:layer="layout" svg:width="3.365cm" svg:height="6.156cm" svg:x="10.639cm" svg:y="8.506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1" draw:layer="layout" svg:width="1.681cm" svg:height="2.019cm" svg:x="14.005cm" svg:y="12.603cm">
          <text:p/>
          <draw:enhanced-geometry svg:viewBox="0 0 21600 21600" draw:type="rectangle" draw:enhanced-path="M 0 0 L 21600 0 21600 21600 0 21600 0 0 Z N"/>
        </draw:custom-shape>
        <draw:circle draw:style-name="gr17" draw:text-style-name="P1" draw:layer="layout" svg:width="16.821cm" svg:height="16.821cm" svg:x="1.81cm" svg:y="2.199cm" draw:kind="arc" draw:start-angle="100.8" draw:end-angle="327.58">
          <text:p/>
        </draw:circle>
        <draw:ellipse draw:style-name="gr17" draw:text-style-name="P1" draw:layer="layout" svg:width="16.821cm" svg:height="17.241cm" svg:x="1.81cm" svg:y="2.199cm" draw:kind="arc" draw:start-angle="9.61" draw:end-angle="52.63">
          <text:p/>
        </draw:ellips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1T15:35:47.458335053</meta:creation-date>
    <dc:date>2024-09-21T16:15:52.283633773</dc:date>
    <meta:editing-duration>PT6M34S</meta:editing-duration>
    <meta:editing-cycles>2</meta:editing-cycles>
    <meta:generator>LibreOffice/24.2.5.2$Linux_X86_64 LibreOffice_project/420$Build-2</meta:generator>
    <meta:document-statistic meta:object-count="18"/>
  </office:meta>
</office:document-meta>
</file>